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lientMarshaler.addNmsProperties( NormalizedMessage message , Http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ClientMarshaler.shouldIncludeHeader( NormalizedMessage normalizedMessag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ClientMarshaler.HttpClien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Marshaler.fromNMS( PostMethod method , MessageExchange exchange , NormalizedMessage normalized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ClientMarshaler.HttpClientMarshaler( boolean 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lientMarshaler.toNMS( NormalizedMessage normalizedMessage , Http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ClientMarshaler.is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Marshal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Marshaler.setStreaming( boolean 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Marshaler.addHttpHeaders( HttpMethod method , Normalized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ClientMarsha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